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gr1" style:family="graphic" style:parent-style-name="Default">
      <style:graphic-properties draw:fill="solid" draw:fill-color="#666666" draw:textarea-horizontal-align="justify" draw:textarea-vertical-align="middle" draw:auto-grow-height="false" fo:min-height="37.78cm" fo:min-width="63.081cm" loext:decorative="false"/>
      <style:paragraph-properties fo:text-align="center"/>
    </style:style>
    <style:style style:name="gr2" style:family="graphic" style:parent-style-name="Default">
      <style:graphic-properties draw:fill="solid" draw:fill-color="#ffffff" draw:textarea-horizontal-align="justify" draw:textarea-vertical-align="middle" draw:auto-grow-height="false" fo:min-height="2.988cm" fo:min-width="13.457cm" loext:decorative="false"/>
      <style:paragraph-properties fo:text-align="center"/>
    </style:style>
    <style:style style:name="gr3" style:family="graphic" style:parent-style-name="Default">
      <style:graphic-properties draw:fill="solid" draw:fill-color="#ffffff" draw:textarea-horizontal-align="justify" draw:textarea-vertical-align="middle" draw:auto-grow-height="false" fo:min-height="8.747cm" fo:min-width="13.467cm" loext:decorative="false"/>
      <style:paragraph-properties fo:text-align="center"/>
    </style:style>
    <style:style style:name="gr4" style:family="graphic" style:parent-style-name="Default">
      <style:graphic-properties draw:fill="solid" draw:fill-color="#ffffff" draw:textarea-horizontal-align="justify" draw:textarea-vertical-align="middle" draw:auto-grow-height="false" fo:min-height="2.469cm" fo:min-width="13.497cm" loext:decorative="false"/>
      <style:paragraph-properties fo:text-align="center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table:shapes>
          <draw:custom-shape draw:z-index="0" draw:name="Forma 2" draw:style-name="gr1" draw:text-style-name="P1" table:table-background="true" svg:width="63.081cm" svg:height="37.78cm" svg:x="0cm" svg:y="0cm">
            <text:p/>
            <draw:enhanced-geometry svg:viewBox="0 0 21600 21600" draw:type="rectangle" draw:enhanced-path="M 0 0 L 21600 0 21600 21600 0 21600 0 0 Z N"/>
          </draw:custom-shape>
          <draw:custom-shape draw:z-index="1" draw:name="Forma 1" draw:style-name="gr2" draw:text-style-name="P2" table:table-background="true" svg:width="13.685cm" svg:height="3.216cm" svg:x="1.128cm" svg:y="1.374cm">
            <text:p/>
            <draw:enhanced-geometry svg:viewBox="0 0 21600 21600" draw:path-stretchpoint-x="10800" draw:path-stretchpoint-y="10800" draw:text-areas="?f3 ?f4 ?f5 ?f6" draw:type="round-rectangle" draw:modifiers="2628.31858407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7" table:default-cell-style-name="ce1"/>
        <table:table-row table:style-name="ro1">
          <table:table-cell table:number-columns-repeated="35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Newton-Raphson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2" office:value-type="string" calcext:value-type="string">
            <text:p>Iterações</text:p>
          </table:table-cell>
          <table:table-cell table:style-name="ce2" office:value-type="string" calcext:value-type="string">
            <text:p>x0</text:p>
          </table:table-cell>
          <table:table-cell table:style-name="ce3" office:value-type="string" calcext:value-type="string">
            <text:p><text:s/>a</text:p>
          </table:table-cell>
          <table:table-cell table:style-name="ce3" office:value-type="string" calcext:value-type="string">
            <text:p><text:s/>f(x)</text:p>
          </table:table-cell>
          <table:table-cell table:style-name="ce3" office:value-type="string" calcext:value-type="string">
            <text:p><text:s/>f'(x0)</text:p>
          </table:table-cell>
          <table:table-cell table:style-name="ce3" office:value-type="string" calcext:value-type="string">
            <text:p><text:s/>Erro Relativo 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3]" office:value-type="float" office:value="0" calcext:value-type="float">
            <text:p>0</text:p>
          </table:table-cell>
          <table:table-cell table:style-name="ce2" table:formula="of:=[Dados_CSV.B3]" office:value-type="string" office:string-value="0.500000" calcext:value-type="string">
            <text:p>0.500000</text:p>
          </table:table-cell>
          <table:table-cell table:style-name="ce2" table:formula="of:=[Dados_CSV.C3]" office:value-type="string" office:string-value="0.648721" calcext:value-type="string">
            <text:p>0.648721</text:p>
          </table:table-cell>
          <table:table-cell table:style-name="ce2" table:formula="of:=[Dados_CSV.D3]" office:value-type="string" office:string-value="-2.351279" calcext:value-type="string">
            <text:p>-2.351279</text:p>
          </table:table-cell>
          <table:table-cell table:style-name="ce2" table:formula="of:=[Dados_CSV.E3]" office:value-type="string" office:string-value="0.500000" calcext:value-type="string">
            <text:p>0.500000</text:p>
          </table:table-cell>
          <table:table-cell table:style-name="ce2" table:formula="of:=[Dados_CSV.F3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4]" office:value-type="float" office:value="1" calcext:value-type="float">
            <text:p>1</text:p>
          </table:table-cell>
          <table:table-cell table:style-name="ce2" table:formula="of:=[Dados_CSV.B4]" office:value-type="string" office:string-value="0.500000" calcext:value-type="string">
            <text:p>0.500000</text:p>
          </table:table-cell>
          <table:table-cell table:style-name="ce2" table:formula="of:=[Dados_CSV.C4]" office:value-type="string" office:string-value="1.000000" calcext:value-type="string">
            <text:p>1.000000</text:p>
          </table:table-cell>
          <table:table-cell table:style-name="ce2" table:formula="of:=[Dados_CSV.D4]" office:value-type="string" office:string-value="0.648721" calcext:value-type="string">
            <text:p>0.648721</text:p>
          </table:table-cell>
          <table:table-cell table:style-name="ce2" table:formula="of:=[Dados_CSV.E4]" office:value-type="string" office:string-value="-2.351279" calcext:value-type="string">
            <text:p>-2.351279</text:p>
          </table:table-cell>
          <table:table-cell table:style-name="ce2" table:formula="of:=[Dados_CSV.F4]" office:value-type="string" office:string-value="0.551803" calcext:value-type="string">
            <text:p>0.551803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5]" office:value-type="float" office:value="2" calcext:value-type="float">
            <text:p>2</text:p>
          </table:table-cell>
          <table:table-cell table:style-name="ce2" table:formula="of:=[Dados_CSV.B5]" office:value-type="string" office:string-value="0.775901" calcext:value-type="string">
            <text:p>0.775901</text:p>
          </table:table-cell>
          <table:table-cell table:style-name="ce2" table:formula="of:=[Dados_CSV.C5]" office:value-type="string" office:string-value="1.000000" calcext:value-type="string">
            <text:p>1.000000</text:p>
          </table:table-cell>
          <table:table-cell table:style-name="ce2" table:formula="of:=[Dados_CSV.D5]" office:value-type="string" office:string-value="-0.235543" calcext:value-type="string">
            <text:p>-0.235543</text:p>
          </table:table-cell>
          <table:table-cell table:style-name="ce2" table:formula="of:=[Dados_CSV.E5]" office:value-type="string" office:string-value="-4.034662" calcext:value-type="string">
            <text:p>-4.034662</text:p>
          </table:table-cell>
          <table:table-cell table:style-name="ce2" table:formula="of:=[Dados_CSV.F5]" office:value-type="string" office:string-value="0.075241" calcext:value-type="string">
            <text:p>0.075241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ce2" table:formula="of:=[Dados_CSV.A6]" office:value-type="float" office:value="3" calcext:value-type="float">
            <text:p>3</text:p>
          </table:table-cell>
          <table:table-cell table:style-name="ce2" table:formula="of:=[Dados_CSV.B6]" office:value-type="string" office:string-value="0.717522" calcext:value-type="string">
            <text:p>0.717522</text:p>
          </table:table-cell>
          <table:table-cell table:style-name="ce2" table:formula="of:=[Dados_CSV.C6]" office:value-type="string" office:string-value="1.000000" calcext:value-type="string">
            <text:p>1.000000</text:p>
          </table:table-cell>
          <table:table-cell table:style-name="ce2" table:formula="of:=[Dados_CSV.D6]" office:value-type="string" office:string-value="-0.010002" calcext:value-type="string">
            <text:p>-0.010002</text:p>
          </table:table-cell>
          <table:table-cell table:style-name="ce2" table:formula="of:=[Dados_CSV.E6]" office:value-type="string" office:string-value="-3.690826" calcext:value-type="string">
            <text:p>-3.690826</text:p>
          </table:table-cell>
          <table:table-cell table:style-name="ce2" table:formula="of:=[Dados_CSV.F6]" office:value-type="string" office:string-value="0.003777" calcext:value-type="string">
            <text:p>0.003777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ce2" table:formula="of:=[Dados_CSV.A7]" office:value-type="float" office:value="4" calcext:value-type="float">
            <text:p>4</text:p>
          </table:table-cell>
          <table:table-cell table:style-name="ce2" table:formula="of:=[Dados_CSV.B7]" office:value-type="string" office:string-value="0.714812" calcext:value-type="string">
            <text:p>0.714812</text:p>
          </table:table-cell>
          <table:table-cell table:style-name="ce2" table:formula="of:=[Dados_CSV.C7]" office:value-type="string" office:string-value="1.000000" calcext:value-type="string">
            <text:p>1.000000</text:p>
          </table:table-cell>
          <table:table-cell table:style-name="ce2" table:formula="of:=[Dados_CSV.D7]" office:value-type="string" office:string-value="-0.000022" calcext:value-type="string">
            <text:p>-0.000022</text:p>
          </table:table-cell>
          <table:table-cell table:style-name="ce2" table:formula="of:=[Dados_CSV.E7]" office:value-type="string" office:string-value="-3.674693" calcext:value-type="string">
            <text:p>-3.674693</text:p>
          </table:table-cell>
          <table:table-cell table:style-name="ce2" table:formula="of:=[Dados_CSV.F7]" office:value-type="string" office:string-value="0.000008" calcext:value-type="string">
            <text:p>0.000008</text:p>
          </table:table-cell>
          <table:table-cell table:style-name="Default"/>
          <table:table-cell table:number-columns-repeated="15"/>
          <table:table-cell office:value-type="string" calcext:value-type="string">
            <text:p>ddf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Newton modificado</text:p>
          </table:table-cell>
          <table:covered-table-cell table:number-columns-repeated="3"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>
            <draw:custom-shape draw:z-index="2" draw:name="Forma 3" draw:style-name="gr3" draw:text-style-name="P2" table:table-background="true" svg:width="13.685cm" svg:height="8.965cm" svg:x="0.156cm" svg:y="0.2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899.89810936261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Iterações</text:p>
          </table:table-cell>
          <table:table-cell table:style-name="ce2" office:value-type="string" calcext:value-type="string">
            <text:p>x0</text:p>
          </table:table-cell>
          <table:table-cell table:style-name="ce3" office:value-type="string" calcext:value-type="string">
            <text:p><text:s/>a</text:p>
          </table:table-cell>
          <table:table-cell table:style-name="ce3" office:value-type="string" calcext:value-type="string">
            <text:p><text:s/>f(x)</text:p>
          </table:table-cell>
          <table:table-cell table:style-name="ce3" office:value-type="string" calcext:value-type="string">
            <text:p><text:s/>f'(x0)</text:p>
          </table:table-cell>
          <table:table-cell table:style-name="ce3" office:value-type="string" calcext:value-type="string">
            <text:p><text:s/>Erro Relativo 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3]" office:value-type="float" office:value="0" calcext:value-type="float">
            <text:p>0</text:p>
          </table:table-cell>
          <table:table-cell table:style-name="ce2" table:formula="of:=[Dados_CSV.B13]" office:value-type="string" office:string-value="1.000000" calcext:value-type="string">
            <text:p>1.000000</text:p>
          </table:table-cell>
          <table:table-cell table:style-name="ce2" table:formula="of:=[Dados_CSV.C13]" office:value-type="string" office:string-value="-2.640859" calcext:value-type="string">
            <text:p>-2.640859</text:p>
          </table:table-cell>
          <table:table-cell table:style-name="ce2" table:formula="of:=[Dados_CSV.D13]" office:value-type="string" office:string-value="-6.640859" calcext:value-type="string">
            <text:p>-6.640859</text:p>
          </table:table-cell>
          <table:table-cell table:style-name="ce2" table:formula="of:=[Dados_CSV.E13]" office:value-type="string" office:string-value="1.000000" calcext:value-type="string">
            <text:p>1.000000</text:p>
          </table:table-cell>
          <table:table-cell table:style-name="ce2" table:formula="of:=[Dados_CSV.F13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4]" office:value-type="float" office:value="1" calcext:value-type="float">
            <text:p>1</text:p>
          </table:table-cell>
          <table:table-cell table:style-name="ce2" table:formula="of:=[Dados_CSV.B14]" office:value-type="string" office:string-value="1.000000" calcext:value-type="string">
            <text:p>1.000000</text:p>
          </table:table-cell>
          <table:table-cell table:style-name="ce2" table:formula="of:=[Dados_CSV.C14]" office:value-type="string" office:string-value="0.500000" calcext:value-type="string">
            <text:p>0.500000</text:p>
          </table:table-cell>
          <table:table-cell table:style-name="ce2" table:formula="of:=[Dados_CSV.D14]" office:value-type="string" office:string-value="-2.640859" calcext:value-type="string">
            <text:p>-2.640859</text:p>
          </table:table-cell>
          <table:table-cell table:style-name="ce2" table:formula="of:=[Dados_CSV.E14]" office:value-type="string" office:string-value="-0.150583" calcext:value-type="string">
            <text:p>-0.150583</text:p>
          </table:table-cell>
          <table:table-cell table:style-name="ce2" table:formula="of:=[Dados_CSV.F14]" office:value-type="string" office:string-value="0.397668" calcext:value-type="string">
            <text:p>0.397668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5]" office:value-type="float" office:value="2" calcext:value-type="float">
            <text:p>2</text:p>
          </table:table-cell>
          <table:table-cell table:style-name="ce2" table:formula="of:=[Dados_CSV.B15]" office:value-type="string" office:string-value="0.602332" calcext:value-type="string">
            <text:p>0.602332</text:p>
          </table:table-cell>
          <table:table-cell table:style-name="ce2" table:formula="of:=[Dados_CSV.C15]" office:value-type="string" office:string-value="0.500000" calcext:value-type="string">
            <text:p>0.500000</text:p>
          </table:table-cell>
          <table:table-cell table:style-name="ce2" table:formula="of:=[Dados_CSV.D15]" office:value-type="string" office:string-value="-0.538028" calcext:value-type="string">
            <text:p>-0.538028</text:p>
          </table:table-cell>
          <table:table-cell table:style-name="ce2" table:formula="of:=[Dados_CSV.E15]" office:value-type="string" office:string-value="-0.150583" calcext:value-type="string">
            <text:p>-0.150583</text:p>
          </table:table-cell>
          <table:table-cell table:style-name="ce2" table:formula="of:=[Dados_CSV.F15]" office:value-type="string" office:string-value="0.134507" calcext:value-type="string">
            <text:p>0.134507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6]" office:value-type="float" office:value="3" calcext:value-type="float">
            <text:p>3</text:p>
          </table:table-cell>
          <table:table-cell table:style-name="ce2" table:formula="of:=[Dados_CSV.B16]" office:value-type="string" office:string-value="0.521314" calcext:value-type="string">
            <text:p>0.521314</text:p>
          </table:table-cell>
          <table:table-cell table:style-name="ce2" table:formula="of:=[Dados_CSV.C16]" office:value-type="string" office:string-value="0.500000" calcext:value-type="string">
            <text:p>0.500000</text:p>
          </table:table-cell>
          <table:table-cell table:style-name="ce2" table:formula="of:=[Dados_CSV.D16]" office:value-type="string" office:string-value="-0.244953" calcext:value-type="string">
            <text:p>-0.244953</text:p>
          </table:table-cell>
          <table:table-cell table:style-name="ce2" table:formula="of:=[Dados_CSV.E16]" office:value-type="string" office:string-value="-0.150583" calcext:value-type="string">
            <text:p>-0.150583</text:p>
          </table:table-cell>
          <table:table-cell table:style-name="ce2" table:formula="of:=[Dados_CSV.F16]" office:value-type="string" office:string-value="0.070755" calcext:value-type="string">
            <text:p>0.070755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7]" office:value-type="float" office:value="4" calcext:value-type="float">
            <text:p>4</text:p>
          </table:table-cell>
          <table:table-cell table:style-name="ce2" table:formula="of:=[Dados_CSV.B17]" office:value-type="string" office:string-value="0.484428" calcext:value-type="string">
            <text:p>0.484428</text:p>
          </table:table-cell>
          <table:table-cell table:style-name="ce2" table:formula="of:=[Dados_CSV.C17]" office:value-type="string" office:string-value="0.500000" calcext:value-type="string">
            <text:p>0.500000</text:p>
          </table:table-cell>
          <table:table-cell table:style-name="ce2" table:formula="of:=[Dados_CSV.D17]" office:value-type="string" office:string-value="-0.127059" calcext:value-type="string">
            <text:p>-0.127059</text:p>
          </table:table-cell>
          <table:table-cell table:style-name="ce2" table:formula="of:=[Dados_CSV.E17]" office:value-type="string" office:string-value="-0.150583" calcext:value-type="string">
            <text:p>-0.150583</text:p>
          </table:table-cell>
          <table:table-cell table:style-name="ce2" table:formula="of:=[Dados_CSV.F17]" office:value-type="string" office:string-value="0.039496" calcext:value-type="string">
            <text:p>0.039496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8]" office:value-type="float" office:value="5" calcext:value-type="float">
            <text:p>5</text:p>
          </table:table-cell>
          <table:table-cell table:style-name="ce2" table:formula="of:=[Dados_CSV.B18]" office:value-type="string" office:string-value="0.465295" calcext:value-type="string">
            <text:p>0.465295</text:p>
          </table:table-cell>
          <table:table-cell table:style-name="ce2" table:formula="of:=[Dados_CSV.C18]" office:value-type="string" office:string-value="0.500000" calcext:value-type="string">
            <text:p>0.500000</text:p>
          </table:table-cell>
          <table:table-cell table:style-name="ce2" table:formula="of:=[Dados_CSV.D18]" office:value-type="string" office:string-value="-0.069756" calcext:value-type="string">
            <text:p>-0.069756</text:p>
          </table:table-cell>
          <table:table-cell table:style-name="ce2" table:formula="of:=[Dados_CSV.E18]" office:value-type="string" office:string-value="-0.150583" calcext:value-type="string">
            <text:p>-0.150583</text:p>
          </table:table-cell>
          <table:table-cell table:style-name="ce2" table:formula="of:=[Dados_CSV.F18]" office:value-type="string" office:string-value="0.022575" calcext:value-type="string">
            <text:p>0.022575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19]" office:value-type="float" office:value="6" calcext:value-type="float">
            <text:p>6</text:p>
          </table:table-cell>
          <table:table-cell table:style-name="ce2" table:formula="of:=[Dados_CSV.B19]" office:value-type="string" office:string-value="0.454791" calcext:value-type="string">
            <text:p>0.454791</text:p>
          </table:table-cell>
          <table:table-cell table:style-name="ce2" table:formula="of:=[Dados_CSV.C19]" office:value-type="string" office:string-value="0.500000" calcext:value-type="string">
            <text:p>0.500000</text:p>
          </table:table-cell>
          <table:table-cell table:style-name="ce2" table:formula="of:=[Dados_CSV.D19]" office:value-type="string" office:string-value="-0.039418" calcext:value-type="string">
            <text:p>-0.039418</text:p>
          </table:table-cell>
          <table:table-cell table:style-name="ce2" table:formula="of:=[Dados_CSV.E19]" office:value-type="string" office:string-value="-0.150583" calcext:value-type="string">
            <text:p>-0.150583</text:p>
          </table:table-cell>
          <table:table-cell table:style-name="ce2" table:formula="of:=[Dados_CSV.F19]" office:value-type="string" office:string-value="0.013051" calcext:value-type="string">
            <text:p>0.013051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0]" office:value-type="float" office:value="7" calcext:value-type="float">
            <text:p>7</text:p>
          </table:table-cell>
          <table:table-cell table:style-name="ce2" table:formula="of:=[Dados_CSV.B20]" office:value-type="string" office:string-value="0.448855" calcext:value-type="string">
            <text:p>0.448855</text:p>
          </table:table-cell>
          <table:table-cell table:style-name="ce2" table:formula="of:=[Dados_CSV.C20]" office:value-type="string" office:string-value="0.500000" calcext:value-type="string">
            <text:p>0.500000</text:p>
          </table:table-cell>
          <table:table-cell table:style-name="ce2" table:formula="of:=[Dados_CSV.D20]" office:value-type="string" office:string-value="-0.022626" calcext:value-type="string">
            <text:p>-0.022626</text:p>
          </table:table-cell>
          <table:table-cell table:style-name="ce2" table:formula="of:=[Dados_CSV.E20]" office:value-type="string" office:string-value="-0.150583" calcext:value-type="string">
            <text:p>-0.150583</text:p>
          </table:table-cell>
          <table:table-cell table:style-name="ce2" table:formula="of:=[Dados_CSV.F20]" office:value-type="string" office:string-value="0.007591" calcext:value-type="string">
            <text:p>0.007591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1]" office:value-type="float" office:value="8" calcext:value-type="float">
            <text:p>8</text:p>
          </table:table-cell>
          <table:table-cell table:style-name="ce2" table:formula="of:=[Dados_CSV.B21]" office:value-type="string" office:string-value="0.445448" calcext:value-type="string">
            <text:p>0.445448</text:p>
          </table:table-cell>
          <table:table-cell table:style-name="ce2" table:formula="of:=[Dados_CSV.C21]" office:value-type="string" office:string-value="0.500000" calcext:value-type="string">
            <text:p>0.500000</text:p>
          </table:table-cell>
          <table:table-cell table:style-name="ce2" table:formula="of:=[Dados_CSV.D21]" office:value-type="string" office:string-value="-0.013102" calcext:value-type="string">
            <text:p>-0.013102</text:p>
          </table:table-cell>
          <table:table-cell table:style-name="ce2" table:formula="of:=[Dados_CSV.E21]" office:value-type="string" office:string-value="-0.150583" calcext:value-type="string">
            <text:p>-0.150583</text:p>
          </table:table-cell>
          <table:table-cell table:style-name="ce2" table:formula="of:=[Dados_CSV.F21]" office:value-type="string" office:string-value="0.004429" calcext:value-type="string">
            <text:p>0.004429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2]" office:value-type="float" office:value="9" calcext:value-type="float">
            <text:p>9</text:p>
          </table:table-cell>
          <table:table-cell table:style-name="ce2" table:formula="of:=[Dados_CSV.B22]" office:value-type="string" office:string-value="0.443475" calcext:value-type="string">
            <text:p>0.443475</text:p>
          </table:table-cell>
          <table:table-cell table:style-name="ce2" table:formula="of:=[Dados_CSV.C22]" office:value-type="string" office:string-value="0.500000" calcext:value-type="string">
            <text:p>0.500000</text:p>
          </table:table-cell>
          <table:table-cell table:style-name="ce2" table:formula="of:=[Dados_CSV.D22]" office:value-type="string" office:string-value="-0.007625" calcext:value-type="string">
            <text:p>-0.007625</text:p>
          </table:table-cell>
          <table:table-cell table:style-name="ce2" table:formula="of:=[Dados_CSV.E22]" office:value-type="string" office:string-value="-0.150583" calcext:value-type="string">
            <text:p>-0.150583</text:p>
          </table:table-cell>
          <table:table-cell table:style-name="ce2" table:formula="of:=[Dados_CSV.F22]" office:value-type="string" office:string-value="0.002589" calcext:value-type="string">
            <text:p>0.002589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3]" office:value-type="float" office:value="10" calcext:value-type="float">
            <text:p>10</text:p>
          </table:table-cell>
          <table:table-cell table:style-name="ce2" table:formula="of:=[Dados_CSV.B23]" office:value-type="string" office:string-value="0.442327" calcext:value-type="string">
            <text:p>0.442327</text:p>
          </table:table-cell>
          <table:table-cell table:style-name="ce2" table:formula="of:=[Dados_CSV.C23]" office:value-type="string" office:string-value="0.500000" calcext:value-type="string">
            <text:p>0.500000</text:p>
          </table:table-cell>
          <table:table-cell table:style-name="ce2" table:formula="of:=[Dados_CSV.D23]" office:value-type="string" office:string-value="-0.004451" calcext:value-type="string">
            <text:p>-0.004451</text:p>
          </table:table-cell>
          <table:table-cell table:style-name="ce2" table:formula="of:=[Dados_CSV.E23]" office:value-type="string" office:string-value="-0.150583" calcext:value-type="string">
            <text:p>-0.150583</text:p>
          </table:table-cell>
          <table:table-cell table:style-name="ce2" table:formula="of:=[Dados_CSV.F23]" office:value-type="string" office:string-value="0.001515" calcext:value-type="string">
            <text:p>0.001515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4]" office:value-type="float" office:value="11" calcext:value-type="float">
            <text:p>11</text:p>
          </table:table-cell>
          <table:table-cell table:style-name="ce2" table:formula="of:=[Dados_CSV.B24]" office:value-type="string" office:string-value="0.441657" calcext:value-type="string">
            <text:p>0.441657</text:p>
          </table:table-cell>
          <table:table-cell table:style-name="ce2" table:formula="of:=[Dados_CSV.C24]" office:value-type="string" office:string-value="0.500000" calcext:value-type="string">
            <text:p>0.500000</text:p>
          </table:table-cell>
          <table:table-cell table:style-name="ce2" table:formula="of:=[Dados_CSV.D24]" office:value-type="string" office:string-value="-0.002602" calcext:value-type="string">
            <text:p>-0.002602</text:p>
          </table:table-cell>
          <table:table-cell table:style-name="ce2" table:formula="of:=[Dados_CSV.E24]" office:value-type="string" office:string-value="-0.150583" calcext:value-type="string">
            <text:p>-0.150583</text:p>
          </table:table-cell>
          <table:table-cell table:style-name="ce2" table:formula="of:=[Dados_CSV.F24]" office:value-type="string" office:string-value="0.000887" calcext:value-type="string">
            <text:p>0.000887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5]" office:value-type="float" office:value="12" calcext:value-type="float">
            <text:p>12</text:p>
          </table:table-cell>
          <table:table-cell table:style-name="ce2" table:formula="of:=[Dados_CSV.B25]" office:value-type="string" office:string-value="0.441265" calcext:value-type="string">
            <text:p>0.441265</text:p>
          </table:table-cell>
          <table:table-cell table:style-name="ce2" table:formula="of:=[Dados_CSV.C25]" office:value-type="string" office:string-value="0.500000" calcext:value-type="string">
            <text:p>0.500000</text:p>
          </table:table-cell>
          <table:table-cell table:style-name="ce2" table:formula="of:=[Dados_CSV.D25]" office:value-type="string" office:string-value="-0.001523" calcext:value-type="string">
            <text:p>-0.001523</text:p>
          </table:table-cell>
          <table:table-cell table:style-name="ce2" table:formula="of:=[Dados_CSV.E25]" office:value-type="string" office:string-value="-0.150583" calcext:value-type="string">
            <text:p>-0.150583</text:p>
          </table:table-cell>
          <table:table-cell table:style-name="ce2" table:formula="of:=[Dados_CSV.F25]" office:value-type="string" office:string-value="0.000520" calcext:value-type="string">
            <text:p>0.000520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6]" office:value-type="float" office:value="13" calcext:value-type="float">
            <text:p>13</text:p>
          </table:table-cell>
          <table:table-cell table:style-name="ce2" table:formula="of:=[Dados_CSV.B26]" office:value-type="string" office:string-value="0.441036" calcext:value-type="string">
            <text:p>0.441036</text:p>
          </table:table-cell>
          <table:table-cell table:style-name="ce2" table:formula="of:=[Dados_CSV.C26]" office:value-type="string" office:string-value="0.500000" calcext:value-type="string">
            <text:p>0.500000</text:p>
          </table:table-cell>
          <table:table-cell table:style-name="ce2" table:formula="of:=[Dados_CSV.D26]" office:value-type="string" office:string-value="-0.000892" calcext:value-type="string">
            <text:p>-0.000892</text:p>
          </table:table-cell>
          <table:table-cell table:style-name="ce2" table:formula="of:=[Dados_CSV.E26]" office:value-type="string" office:string-value="-0.150583" calcext:value-type="string">
            <text:p>-0.150583</text:p>
          </table:table-cell>
          <table:table-cell table:style-name="ce2" table:formula="of:=[Dados_CSV.F26]" office:value-type="string" office:string-value="0.000305" calcext:value-type="string">
            <text:p>0.000305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7]" office:value-type="float" office:value="14" calcext:value-type="float">
            <text:p>14</text:p>
          </table:table-cell>
          <table:table-cell table:style-name="ce2" table:formula="of:=[Dados_CSV.B27]" office:value-type="string" office:string-value="0.440901" calcext:value-type="string">
            <text:p>0.440901</text:p>
          </table:table-cell>
          <table:table-cell table:style-name="ce2" table:formula="of:=[Dados_CSV.C27]" office:value-type="string" office:string-value="0.500000" calcext:value-type="string">
            <text:p>0.500000</text:p>
          </table:table-cell>
          <table:table-cell table:style-name="ce2" table:formula="of:=[Dados_CSV.D27]" office:value-type="string" office:string-value="-0.000522" calcext:value-type="string">
            <text:p>-0.000522</text:p>
          </table:table-cell>
          <table:table-cell table:style-name="ce2" table:formula="of:=[Dados_CSV.E27]" office:value-type="string" office:string-value="-0.150583" calcext:value-type="string">
            <text:p>-0.150583</text:p>
          </table:table-cell>
          <table:table-cell table:style-name="ce2" table:formula="of:=[Dados_CSV.F27]" office:value-type="string" office:string-value="0.000178" calcext:value-type="string">
            <text:p>0.000178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8]" office:value-type="float" office:value="15" calcext:value-type="float">
            <text:p>15</text:p>
          </table:table-cell>
          <table:table-cell table:style-name="ce2" table:formula="of:=[Dados_CSV.B28]" office:value-type="string" office:string-value="0.440823" calcext:value-type="string">
            <text:p>0.440823</text:p>
          </table:table-cell>
          <table:table-cell table:style-name="ce2" table:formula="of:=[Dados_CSV.C28]" office:value-type="string" office:string-value="0.500000" calcext:value-type="string">
            <text:p>0.500000</text:p>
          </table:table-cell>
          <table:table-cell table:style-name="ce2" table:formula="of:=[Dados_CSV.D28]" office:value-type="string" office:string-value="-0.000306" calcext:value-type="string">
            <text:p>-0.000306</text:p>
          </table:table-cell>
          <table:table-cell table:style-name="ce2" table:formula="of:=[Dados_CSV.E28]" office:value-type="string" office:string-value="-0.150583" calcext:value-type="string">
            <text:p>-0.150583</text:p>
          </table:table-cell>
          <table:table-cell table:style-name="ce2" table:formula="of:=[Dados_CSV.F28]" office:value-type="string" office:string-value="0.000105" calcext:value-type="string">
            <text:p>0.000105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29]" office:value-type="float" office:value="16" calcext:value-type="float">
            <text:p>16</text:p>
          </table:table-cell>
          <table:table-cell table:style-name="ce2" table:formula="of:=[Dados_CSV.B29]" office:value-type="string" office:string-value="0.440777" calcext:value-type="string">
            <text:p>0.440777</text:p>
          </table:table-cell>
          <table:table-cell table:style-name="ce2" table:formula="of:=[Dados_CSV.C29]" office:value-type="string" office:string-value="0.500000" calcext:value-type="string">
            <text:p>0.500000</text:p>
          </table:table-cell>
          <table:table-cell table:style-name="ce2" table:formula="of:=[Dados_CSV.D29]" office:value-type="string" office:string-value="-0.000179" calcext:value-type="string">
            <text:p>-0.000179</text:p>
          </table:table-cell>
          <table:table-cell table:style-name="ce2" table:formula="of:=[Dados_CSV.E29]" office:value-type="string" office:string-value="-0.150583" calcext:value-type="string">
            <text:p>-0.150583</text:p>
          </table:table-cell>
          <table:table-cell table:style-name="ce2" table:formula="of:=[Dados_CSV.F29]" office:value-type="string" office:string-value="0.000061" calcext:value-type="string">
            <text:p>0.000061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30]" office:value-type="float" office:value="17" calcext:value-type="float">
            <text:p>17</text:p>
          </table:table-cell>
          <table:table-cell table:style-name="ce2" table:formula="of:=[Dados_CSV.B30]" office:value-type="string" office:string-value="0.440750" calcext:value-type="string">
            <text:p>0.440750</text:p>
          </table:table-cell>
          <table:table-cell table:style-name="ce2" table:formula="of:=[Dados_CSV.C30]" office:value-type="string" office:string-value="0.500000" calcext:value-type="string">
            <text:p>0.500000</text:p>
          </table:table-cell>
          <table:table-cell table:style-name="ce2" table:formula="of:=[Dados_CSV.D30]" office:value-type="string" office:string-value="-0.000105" calcext:value-type="string">
            <text:p>-0.000105</text:p>
          </table:table-cell>
          <table:table-cell table:style-name="ce2" table:formula="of:=[Dados_CSV.E30]" office:value-type="string" office:string-value="-0.150583" calcext:value-type="string">
            <text:p>-0.150583</text:p>
          </table:table-cell>
          <table:table-cell table:style-name="ce2" table:formula="of:=[Dados_CSV.F30]" office:value-type="string" office:string-value="0.000036" calcext:value-type="string">
            <text:p>0.000036</text:p>
          </table:table-cell>
          <table:table-cell table:number-columns-repeated="28"/>
        </table:table-row>
        <table:table-row table:style-name="ro1">
          <table:table-cell/>
          <table:table-cell table:style-name="ce2" table:number-columns-repeated="6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Secante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/>
          <table:table-cell table:style-name="Default">
            <draw:custom-shape draw:z-index="3" draw:name="Forma 5" draw:style-name="gr4" draw:text-style-name="P2" table:table-background="true" svg:width="13.685cm" svg:height="2.657cm" svg:x="0.101cm" svg:y="0.238cm">
              <text:p/>
              <draw:enhanced-geometry svg:viewBox="0 0 21600 21600" draw:path-stretchpoint-x="10800" draw:path-stretchpoint-y="10800" draw:text-areas="?f3 ?f4 ?f5 ?f6" draw:type="round-rectangle" draw:modifiers="2628.318584070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Default" table:number-columns-repeated="5"/>
          <table:table-cell table:number-columns-repeated="28"/>
        </table:table-row>
        <table:table-row table:style-name="ro1">
          <table:table-cell/>
          <table:table-cell table:style-name="ce3" office:value-type="string" calcext:value-type="string">
            <text:p>Iterações</text:p>
          </table:table-cell>
          <table:table-cell table:style-name="ce3" office:value-type="string" calcext:value-type="string">
            <text:p><text:s/>x0</text:p>
          </table:table-cell>
          <table:table-cell table:style-name="ce3" office:value-type="string" calcext:value-type="string">
            <text:p><text:s/>f(x0) </text:p>
          </table:table-cell>
          <table:table-cell table:style-name="ce3" office:value-type="string" calcext:value-type="string">
            <text:p><text:s/>x1</text:p>
          </table:table-cell>
          <table:table-cell table:style-name="ce3" office:value-type="string" calcext:value-type="string">
            <text:p><text:s/>f(x1)</text:p>
          </table:table-cell>
          <table:table-cell table:style-name="ce3" office:value-type="string" calcext:value-type="string">
            <text:p>Erro Relativo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36]" office:value-type="float" office:value="1" calcext:value-type="float">
            <text:p>1</text:p>
          </table:table-cell>
          <table:table-cell table:style-name="ce2" table:formula="of:=[Dados_CSV.B36]" office:value-type="string" office:string-value="0.500000" calcext:value-type="string">
            <text:p>0.500000</text:p>
          </table:table-cell>
          <table:table-cell table:style-name="ce2" table:formula="of:=[Dados_CSV.C36]" office:value-type="string" office:string-value="0.648721" calcext:value-type="string">
            <text:p>0.648721</text:p>
          </table:table-cell>
          <table:table-cell table:style-name="ce2" table:formula="of:=[Dados_CSV.D36]" office:value-type="string" office:string-value="0.600000" calcext:value-type="string">
            <text:p>0.600000</text:p>
          </table:table-cell>
          <table:table-cell table:style-name="ce2" table:formula="of:=[Dados_CSV.E36]" office:value-type="string" office:string-value="0.382119" calcext:value-type="string">
            <text:p>0.382119</text:p>
          </table:table-cell>
          <table:table-cell table:style-name="ce2" table:formula="of:=[Dados_CSV.F36]" office:value-type="string" office:string-value="0.166667" calcext:value-type="string">
            <text:p>0.166667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37]" office:value-type="float" office:value="2" calcext:value-type="float">
            <text:p>2</text:p>
          </table:table-cell>
          <table:table-cell table:style-name="ce2" table:formula="of:=[Dados_CSV.B37]" office:value-type="string" office:string-value="0.600000" calcext:value-type="string">
            <text:p>0.600000</text:p>
          </table:table-cell>
          <table:table-cell table:style-name="ce2" table:formula="of:=[Dados_CSV.C37]" office:value-type="string" office:string-value="0.382119" calcext:value-type="string">
            <text:p>0.382119</text:p>
          </table:table-cell>
          <table:table-cell table:style-name="ce2" table:formula="of:=[Dados_CSV.D37]" office:value-type="string" office:string-value="0.743329" calcext:value-type="string">
            <text:p>0.743329</text:p>
          </table:table-cell>
          <table:table-cell table:style-name="ce2" table:formula="of:=[Dados_CSV.E37]" office:value-type="string" office:string-value="-0.107228" calcext:value-type="string">
            <text:p>-0.107228</text:p>
          </table:table-cell>
          <table:table-cell table:style-name="ce2" table:formula="of:=[Dados_CSV.F37]" office:value-type="string" office:string-value="0.192820" calcext:value-type="string">
            <text:p>0.192820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38]" office:value-type="float" office:value="3" calcext:value-type="float">
            <text:p>3</text:p>
          </table:table-cell>
          <table:table-cell table:style-name="ce2" table:formula="of:=[Dados_CSV.B38]" office:value-type="string" office:string-value="0.743329" calcext:value-type="string">
            <text:p>0.743329</text:p>
          </table:table-cell>
          <table:table-cell table:style-name="ce2" table:formula="of:=[Dados_CSV.C38]" office:value-type="string" office:string-value="-0.107228" calcext:value-type="string">
            <text:p>-0.107228</text:p>
          </table:table-cell>
          <table:table-cell table:style-name="ce2" table:formula="of:=[Dados_CSV.D38]" office:value-type="string" office:string-value="0.711922" calcext:value-type="string">
            <text:p>0.711922</text:p>
          </table:table-cell>
          <table:table-cell table:style-name="ce2" table:formula="of:=[Dados_CSV.E38]" office:value-type="string" office:string-value="0.010572" calcext:value-type="string">
            <text:p>0.010572</text:p>
          </table:table-cell>
          <table:table-cell table:style-name="ce2" table:formula="of:=[Dados_CSV.F38]" office:value-type="string" office:string-value="0.044116" calcext:value-type="string">
            <text:p>0.044116</text:p>
          </table:table-cell>
          <table:table-cell table:number-columns-repeated="28"/>
        </table:table-row>
        <table:table-row table:style-name="ro1">
          <table:table-cell/>
          <table:table-cell table:style-name="ce2" table:formula="of:=[Dados_CSV.A39]" office:value-type="float" office:value="4" calcext:value-type="float">
            <text:p>4</text:p>
          </table:table-cell>
          <table:table-cell table:style-name="ce2" table:formula="of:=[Dados_CSV.B39]" office:value-type="string" office:string-value="0.711922" calcext:value-type="string">
            <text:p>0.711922</text:p>
          </table:table-cell>
          <table:table-cell table:style-name="ce2" table:formula="of:=[Dados_CSV.C39]" office:value-type="string" office:string-value="0.010572" calcext:value-type="string">
            <text:p>0.010572</text:p>
          </table:table-cell>
          <table:table-cell table:style-name="ce2" table:formula="of:=[Dados_CSV.D39]" office:value-type="string" office:string-value="0.714741" calcext:value-type="string">
            <text:p>0.714741</text:p>
          </table:table-cell>
          <table:table-cell table:style-name="ce2" table:formula="of:=[Dados_CSV.E39]" office:value-type="string" office:string-value="0.000239" calcext:value-type="string">
            <text:p>0.000239</text:p>
          </table:table-cell>
          <table:table-cell table:style-name="ce2" table:formula="of:=[Dados_CSV.F39]" office:value-type="string" office:string-value="0.003944" calcext:value-type="string">
            <text:p>0.003944</text:p>
          </table:table-cell>
          <table:table-cell table:number-columns-repeated="28"/>
        </table:table-row>
        <table:table-row table:style-name="ro1" table:number-rows-repeated="48"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ddf</text:p>
          </table:table-cell>
          <table:table-cell table:number-columns-repeated="20"/>
          <table:table-cell office:value-type="string" calcext:value-type="string">
            <text:p>ddf</text:p>
          </table:table-cell>
          <table:table-cell table:number-columns-repeated="11"/>
        </table:table-row>
        <table:table-row table:style-name="ro1" table:number-rows-repeated="1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Dados_CSV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ewton_R</text:p>
          </table:table-cell>
          <table:table-cell table:number-columns-repeated="5"/>
        </table:table-row>
        <table:table-row table:style-name="ro1">
          <table:table-cell office:value-type="string" calcext:value-type="string">
            <table:cell-range-source table:name="CSV_all" xlink:type="simple" xlink:href="../arquivos_csv/1737155587_newton_raphson.csv" table:filter-name="Text - txt - csv (StarCalc)" table:filter-options="9/59/44,34,76,1,,0,false,false,true,false,false,0,false" table:last-column-spanned="6" table:last-row-spanned="8" table:refresh-delay="PT00H01M00S"/>
            <text:p>iteração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f(x) </text:p>
          </table:table-cell>
          <table:table-cell office:value-type="string" calcext:value-type="string">
            <text:p><text:s/>f'(x)</text:p>
          </table:table-cell>
          <table:table-cell office:value-type="string" calcext:value-type="string">
            <text:p><text:s/>erro relativ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0.648721</text:p>
          </table:table-cell>
          <table:table-cell office:value-type="string" calcext:value-type="string">
            <text:p>-2.351279</text:p>
          </table:table-cell>
          <table:table-cell office:value-type="string" calcext:value-type="string">
            <text:p>0.5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648721</text:p>
          </table:table-cell>
          <table:table-cell office:value-type="string" calcext:value-type="string">
            <text:p>-2.351279</text:p>
          </table:table-cell>
          <table:table-cell office:value-type="string" calcext:value-type="string">
            <text:p>0.551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775901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-0.235543</text:p>
          </table:table-cell>
          <table:table-cell office:value-type="string" calcext:value-type="string">
            <text:p>-4.034662</text:p>
          </table:table-cell>
          <table:table-cell office:value-type="string" calcext:value-type="string">
            <text:p>0.075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71752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-0.010002</text:p>
          </table:table-cell>
          <table:table-cell office:value-type="string" calcext:value-type="string">
            <text:p>-3.690826</text:p>
          </table:table-cell>
          <table:table-cell office:value-type="string" calcext:value-type="string">
            <text:p>0.003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71481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-0.000022</text:p>
          </table:table-cell>
          <table:table-cell office:value-type="string" calcext:value-type="string">
            <text:p>-3.674693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iz Final: </text:p>
          </table:table-cell>
          <table:table-cell office:value-type="string" calcext:value-type="string">
            <text:p>0.7148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ton_R_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able:cell-range-source table:name="CSV_all" xlink:type="simple" xlink:href="../arquivos_csv/1737155587_newton_raphson_modified.csv" table:filter-name="Text - txt - csv (StarCalc)" table:filter-options="9/59/44,34,76,1,,0,false,false,true,false,false,0,false" table:last-column-spanned="6" table:last-row-spanned="21" table:refresh-delay="PT00H01M00S"/>
            <text:p>iteração</text:p>
          </table:table-cell>
          <table:table-cell office:value-type="string" calcext:value-type="string">
            <text:p><text:s/>x0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f(x)</text:p>
          </table:table-cell>
          <table:table-cell office:value-type="string" calcext:value-type="string">
            <text:p><text:s/>f'(x0)</text:p>
          </table:table-cell>
          <table:table-cell office:value-type="string" calcext:value-type="string">
            <text:p><text:s/>erro relativ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-2.640859</text:p>
          </table:table-cell>
          <table:table-cell office:value-type="string" calcext:value-type="string">
            <text:p>-6.640859</text:p>
          </table:table-cell>
          <table:table-cell office:value-type="string" calcext:value-type="string">
            <text:p>1.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2.640859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397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02332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538028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134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521314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244953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70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84428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127059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39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65295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69756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22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54791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39418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13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48855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22626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75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45448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13102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4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43475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7625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2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42327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4451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15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441657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2602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41265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1523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5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441036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0892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3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440901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0522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440823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0306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440777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0179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440750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-0.000105</text:p>
          </table:table-cell>
          <table:table-cell office:value-type="string" calcext:value-type="string">
            <text:p>-0.150583</text:p>
          </table:table-cell>
          <table:table-cell office:value-type="string" calcext:value-type="string">
            <text:p>0.0000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iz Final: </text:p>
          </table:table-cell>
          <table:table-cell office:value-type="string" calcext:value-type="string">
            <text:p>0.4407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c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able:cell-range-source table:name="CSV_all" xlink:type="simple" xlink:href="../arquivos_csv/1737155587_secant.csv" table:filter-name="Text - txt - csv (StarCalc)" table:filter-options="9/59/44,34,76,1,,0,false,false,true,false,false,0,false" table:last-column-spanned="6" table:last-row-spanned="7" table:refresh-delay="PT00H01M00S"/>
            <text:p>iteração</text:p>
          </table:table-cell>
          <table:table-cell office:value-type="string" calcext:value-type="string">
            <text:p><text:s/>x0</text:p>
          </table:table-cell>
          <table:table-cell office:value-type="string" calcext:value-type="string">
            <text:p><text:s/>f(x0) </text:p>
          </table:table-cell>
          <table:table-cell office:value-type="string" calcext:value-type="string">
            <text:p><text:s/>x1</text:p>
          </table:table-cell>
          <table:table-cell office:value-type="string" calcext:value-type="string">
            <text:p><text:s/>f(x1)</text:p>
          </table:table-cell>
          <table:table-cell office:value-type="string" calcext:value-type="string">
            <text:p><text:s/>erro relativ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0.648721</text:p>
          </table:table-cell>
          <table:table-cell office:value-type="string" calcext:value-type="string">
            <text:p>0.600000</text:p>
          </table:table-cell>
          <table:table-cell office:value-type="string" calcext:value-type="string">
            <text:p>0.382119</text:p>
          </table:table-cell>
          <table:table-cell office:value-type="string" calcext:value-type="string">
            <text:p>0.1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00000</text:p>
          </table:table-cell>
          <table:table-cell office:value-type="string" calcext:value-type="string">
            <text:p>0.382119</text:p>
          </table:table-cell>
          <table:table-cell office:value-type="string" calcext:value-type="string">
            <text:p>0.743329</text:p>
          </table:table-cell>
          <table:table-cell office:value-type="string" calcext:value-type="string">
            <text:p>-0.107228</text:p>
          </table:table-cell>
          <table:table-cell office:value-type="string" calcext:value-type="string">
            <text:p>0.1928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743329</text:p>
          </table:table-cell>
          <table:table-cell office:value-type="string" calcext:value-type="string">
            <text:p>-0.107228</text:p>
          </table:table-cell>
          <table:table-cell office:value-type="string" calcext:value-type="string">
            <text:p>0.711922</text:p>
          </table:table-cell>
          <table:table-cell office:value-type="string" calcext:value-type="string">
            <text:p>0.010572</text:p>
          </table:table-cell>
          <table:table-cell office:value-type="string" calcext:value-type="string">
            <text:p>0.044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711922</text:p>
          </table:table-cell>
          <table:table-cell office:value-type="string" calcext:value-type="string">
            <text:p>0.010572</text:p>
          </table:table-cell>
          <table:table-cell office:value-type="string" calcext:value-type="string">
            <text:p>0.714741</text:p>
          </table:table-cell>
          <table:table-cell office:value-type="string" calcext:value-type="string">
            <text:p>0.000239</text:p>
          </table:table-cell>
          <table:table-cell office:value-type="string" calcext:value-type="string">
            <text:p>0.0039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iz Final: </text:p>
          </table:table-cell>
          <table:table-cell office:value-type="string" calcext:value-type="string">
            <text:p>0.7148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0:24:58.749261205</meta:creation-date>
    <meta:generator>LibreOffice/24.8.3.2$Linux_X86_64 LibreOffice_project/e14c9fdd1f585efcbb2c5363087a99d20928d522</meta:generator>
    <dc:date>2025-01-17T21:31:43.379098858</dc:date>
    <meta:editing-duration>PT7M49S</meta:editing-duration>
    <meta:editing-cycles>2</meta:editing-cycles>
    <meta:document-statistic meta:table-count="2" meta:cell-count="373" meta:object-count="4"/>
  </office:meta>
</office:document-meta>
</file>